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390000043CA8BAFDE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75cm" svg:stroke-color="#579d1c" draw:marker-start-width="0.312cm" draw:marker-end-width="0.312cm" draw:fill="none" draw:textarea-vertical-align="middle" fo:padding-top="0.162cm" fo:padding-bottom="0.162cm" fo:padding-left="0.287cm" fo:padding-right="0.287cm"/>
    </style:style>
    <style:style style:name="gr2" style:family="graphic" style:parent-style-name="standard">
      <style:graphic-properties svg:stroke-width="0.01cm" svg:stroke-color="#e6e6ff" draw:marker-start-width="0.215cm" draw:marker-end-width="0.215cm" draw:fill="solid" draw:fill-color="#666666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3" style:family="graphic" style:parent-style-name="standard">
      <style:graphic-properties svg:stroke-width="0.02cm" svg:stroke-color="#314004" draw:marker-start-width="0.23cm" draw:marker-end-width="0.23cm" draw:fill="solid" draw:fill-color="#ff950e" draw:opacity="100%" draw:textarea-horizontal-align="justify" draw:textarea-vertical-align="middle" draw:auto-grow-height="false" fo:padding-top="0.135cm" fo:padding-bottom="0.135cm" fo:padding-left="0.26cm" fo:padding-right="0.26cm" draw:shadow-opacity="100%"/>
    </style:style>
    <style:style style:name="gr4" style:family="graphic" style:parent-style-name="standard">
      <style:graphic-properties svg:stroke-width="0.051cm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25cm" svg:stroke-color="#333333" draw:marker-start-width="0.237cm" draw:marker-end-width="0.237cm" draw:fill="solid" draw:fill-color="#ffffcc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gr6" style:family="graphic" style:parent-style-name="standard">
      <style:graphic-properties draw:stroke="none" svg:stroke-width="0cm" svg:stroke-color="#666666" draw:marker-start-width="0.237cm" draw:marker-end-width="0.237cm" draw:fill="solid" draw:fill-color="#ffffcc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gr7" style:family="graphic" style:parent-style-name="standard">
      <style:graphic-properties draw:stroke="none" svg:stroke-width="0cm" svg:stroke-color="#666666" draw:marker-start-width="0.237cm" draw:marker-end-width="0.237cm" draw:fill="solid" draw:fill-color="#666666" draw:opacity="100%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gr8" style:family="graphic" style:parent-style-name="standard">
      <style:graphic-properties svg:stroke-width="0cm" svg:stroke-color="#000000" draw:marker-start-width="0.2cm" draw:marker-end-width="0.2cm" draw:fill="solid" draw:fill-color="#0066cc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1cm" svg:stroke-color="#ffffff" draw:marker-start-width="0.276cm" draw:marker-end-width="0.276cm" draw:fill="solid" draw:fill-color="#000000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004a4a" fo:font-weight="bold" style:font-weight-asian="bold" style:font-weight-complex="bold"/>
    </style:style>
    <style:style style:name="P3" style:family="paragraph">
      <style:paragraph-properties fo:text-align="start"/>
      <style:text-properties fo:color="#004a4a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4a4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15cm" svg:y1="22.967cm" svg:x2="14.15cm" svg:y2="15.605cm">
          <text:p/>
        </draw:line>
        <draw:custom-shape draw:style-name="gr2" draw:text-style-name="P1" draw:layer="layout" svg:width="0.13cm" svg:height="0.08cm" svg:x="13.965cm" svg:y="23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3cm" svg:height="0.08cm" svg:x="14.195cm" svg:y="23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381cm" svg:height="0.532cm" svg:x="13.954cm" svg:y="22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678cm" svg:height="4.453cm" svg:x="10.078cm" svg:y="19.161cm">
          <text:p/>
          <draw:enhanced-geometry svg:viewBox="0 0 21600 21600" draw:glue-points="?f6 10800 10800 21600 ?f5 10800 10800 0" draw:text-areas="?f3 ?f3 ?f4 ?f4" draw:type="trapezoid" draw:modifiers="3223.2671921717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gon draw:style-name="gr5" draw:text-style-name="P1" draw:layer="layout" svg:width="0cm" svg:height="0cm" svg:x="6.578cm" svg:y="22.313cm" svg:viewBox="0 0 0 0" draw:points="0,0">
          <text:p/>
        </draw:polygon>
        <draw:polygon draw:style-name="gr5" draw:text-style-name="P1" draw:layer="layout" svg:width="0cm" svg:height="0cm" svg:x="15.85cm" svg:y="23.7cm" svg:viewBox="0 0 0 0" draw:points="0,0">
          <text:p/>
        </draw:polygon>
        <draw:g>
          <draw:g>
            <draw:polygon draw:style-name="gr6" draw:text-style-name="P1" draw:layer="layout" svg:width="6.585cm" svg:height="1.03cm" svg:x="8.629cm" svg:y="22.772cm" svg:viewBox="0 0 6586 1031" draw:points="0,0 6586,0 6377,1031 209,1031">
              <text:p/>
            </draw:polygon>
            <draw:path draw:style-name="gr7" draw:text-style-name="P1" draw:layer="layout" svg:width="6.603cm" svg:height="1.049cm" svg:x="8.62cm" svg:y="22.762cm" svg:viewBox="0 0 6604 1050" svg:d="m0 9c0-1 1-3 1-4s2-3 4-4 2-1 4-1h6586c2 0 3 0 4 1s3 2 4 4 1 3 1 4 0 2 0 2l-210 1032c0 1 0 1-1 2-1 2-2 3-3 4s-3 1-5 1h-6167c-2 0-3 0-4-1s-3-2-4-4c0-1 0-1-1-2l-209-1032c0 0 0-1 0-2zm20 10 206 1012h6152l206-1012z">
              <text:p/>
            </draw:path>
          </draw:g>
          <draw:custom-shape draw:style-name="gr8" draw:text-style-name="P1" draw:layer="layout" svg:width="6.16cm" svg:height="0.254cm" svg:x="8.842cm" svg:y="23.524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174.26127527216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9" draw:text-style-name="P1" draw:layer="layout" svg:x1="8.62cm" svg:y1="22.762cm" svg:x2="8.843cm" svg:y2="23.778cm">
            <text:p/>
          </draw:line>
          <draw:line draw:style-name="gr9" draw:text-style-name="P1" draw:layer="layout" svg:x1="15.002cm" svg:y1="23.778cm" svg:x2="8.843cm" svg:y2="23.778cm">
            <text:p/>
          </draw:line>
          <draw:line draw:style-name="gr9" draw:text-style-name="P1" draw:layer="layout" svg:x1="15.001cm" svg:y1="23.778cm" svg:x2="15.224cm" svg:y2="22.762cm">
            <text:p/>
          </draw:line>
        </draw:g>
        <draw:custom-shape draw:style-name="gr10" draw:text-style-name="P3" draw:layer="layout" svg:width="1.791cm" svg:height="0.605cm" svg:x="14.262cm" svg:y="22.058cm">
          <text:p text:style-name="P2"><text:span text:style-name="T1">Sensor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4.699cm" svg:height="6.174cm" svg:x="9.636cm" svg:y="9.812cm">
          <draw:image xlink:href="Pictures/10000201000003390000043CA8BAFDE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ve user</meta:initial-creator>
    <meta:creation-date>2013-01-17T23:19:31</meta:creation-date>
    <dc:date>2013-08-21T18:39:34</dc:date>
    <dc:creator>surcadiz </dc:creator>
    <meta:editing-duration>PT2H11M14S</meta:editing-duration>
    <meta:editing-cycles>26</meta:editing-cycles>
    <meta:generator>LibreOffice/4.0.2.2$Linux_X86_64 LibreOffice_project/400m0$Build-2</meta:generator>
    <meta:document-statistic meta:object-count="17"/>
  </office:meta>
</office:document-meta>
</file>